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GONZALO CORTEZ MALDONADO</meta:initial-creator>
    <dc:creator>JOSE GONZALO CORTEZ MALDONADO</dc:creator>
    <meta:creation-date>2019-10-21T19:51:00Z</meta:creation-date>
    <dc:date>2019-10-21T19:52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